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iskCacheManager.getDefaultJDBCDisk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Manager.setCompositeCacheManager( ICompositeCacheManager composite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Manager.getInstance( JDBCDiskCacheAttributes cattr , ICompositeCacheManager compositeCacheManager , ICacheEventLogger cacheEventLogger ,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DBCDiskCacheManager.getComposite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iskCacheManager.createJDBCDiskCache( JDBCDiskCacheAttributes cattr , TableState tabl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DiskCacheManager.JDBCDiskCacheManager( JDBCDiskCacheAttributes cattr , ICompositeCacheManager compositeCacheManager , ICacheEventLogger cacheEventLogger ,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DiskCacheManager.get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